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8c228" officeooo:paragraph-rsid="0048c22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16" style:family="paragraph" style:parent-style-name="Standard">
      <style:text-properties officeooo:paragraph-rsid="0048c228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rden de Pago - <text:span text:style-name="T7">Contaduría</text:span></text:p>
      <text:p text:style-name="P1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7"><text:placeholder text:placeholder-type="text">&lt;o.document_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9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9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20"><text:placeholder text:placeholder-type="text">&lt;o.expedient_id.number&gt;</text:placeholder></text:p>
          </table:table-cell>
        </table:table-row>
      </table:table>
      <text:p text:style-name="P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23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21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22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22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22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1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4"><text:placeholder text:placeholder-type="text">&lt;', '.join(o.invoice_ids.mapped('document_number'))&gt;</text:placeholder></text:p>
          </table:table-cell>
        </table:table-row>
      </table:table>
      <text:p text:style-name="P1"/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20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5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20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20"><text:placeholder text:placeholder-type="text">&lt;','.join(o.paid_withholding_ids.mapped('display_name'))&gt;</text:placeholder></text:p>
          </table:table-cell>
        </table:table-row>
      </table:table>
      <text:p text:style-name="P2"/>
      <text:p text:style-name="P1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</table:table-row>
        <table:table-row>
          <table:table-cell table:style-name="Tabla3.A1" office:value-type="string">
            <text:p text:style-name="P17">LIQUIDACIONES</text:p>
          </table:table-cell>
          <table:table-cell table:style-name="Tabla3.A1" office:value-type="string">
            <text:p text:style-name="P17">CONTADURIA GRAL</text:p>
          </table:table-cell>
          <table:table-cell table:style-name="Tabla3.A1" office:value-type="string">
            <text:p text:style-name="P17">CONTADOR GENERAL</text:p>
          </table:table-cell>
        </table:table-row>
      </table:table>
      <text:p text:style-name="P1"/>
      <text:p text:style-name="P3"/>
      <text:p text:style-name="P4">Tabla auxiliar de cálculo de Retenciones</text:p>
      <text:p text:style-name="P3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3"><text:span text:style-name="T5">Importe Total</text:span>:</text:p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P26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13"><text:span text:style-name="T6">Base Imponible</text:span>: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P26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13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5">DREI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6"/>
          </table:table-cell>
          <table:table-cell table:style-name="Tabla5.E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15">IB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6"/>
          </table:table-cell>
          <table:table-cell table:style-name="Tabla5.E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15">Ganancias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6"/>
          </table:table-cell>
          <table:table-cell table:style-name="Tabla5.E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15">SIJP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6"/>
          </table:table-cell>
          <table:table-cell table:style-name="Tabla5.E2" office:value-type="string">
            <text:p text:style-name="P26"/>
          </table:table-cell>
        </table:table-row>
        <table:table-row table:style-name="Tabla5.1">
          <table:table-cell table:style-name="Tabla5.A2" office:value-type="string">
            <text:p text:style-name="P14">Importe a Pagar</text:p>
          </table:table-cell>
          <table:table-cell table:style-name="Tabla5.A2" office:value-type="string">
            <text:p text:style-name="P26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9-25T13:24:08.962330665</dc:date>
    <meta:editing-duration>PT1H34M45S</meta:editing-duration>
    <meta:editing-cycles>43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90" meta:character-count="923" meta:non-whitespace-character-count="8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